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15cm" svg:stroke-color="#ff0000" svg:stroke-linecap="round" draw:textarea-horizontal-align="center" draw:textarea-vertical-align="middle" fo:padding-top="0.2cm" fo:padding-bottom="0.2cm" fo:padding-left="0.325cm" fo:padding-right="0.325cm" loext:decorative="false"/>
    </style:style>
    <style:style style:name="gr2" style:family="graphic">
      <style:graphic-properties style:protect="size" loext:decorative="false"/>
    </style:style>
    <style:style style:name="pr1" style:family="presentation" style:parent-style-name="Default-notes">
      <style:graphic-properties draw:fill-color="#ffffff" draw:auto-grow-height="false" fo:min-height="13.365cm" loext:decorative="false"/>
      <style:paragraph-properties style:writing-mode="lr-tb"/>
    </style:style>
    <style:style style:name="P1" style:family="paragraph">
      <style:paragraph-properties fo:text-align="center"/>
    </style:style>
    <style:style style:name="P2" style:family="paragraph">
      <loext:graphic-properties draw:fill-color="#ffffff"/>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olyline draw:style-name="gr1" draw:text-style-name="P1" draw:layer="DrawnInSlideshow" svg:width="1.443cm" svg:height="4.437cm" svg:x="10.048cm" svg:y="3.751cm" svg:viewBox="0 0 1444 4438" draw:points="1444,0 1444,1329 1371,1810 1254,2205 1181,2569 992,3226 787,3679 540,4058 248,4321 160,4350 29,4438 0,4438">
          <text:p/>
        </draw:polyline>
        <draw:polyline draw:style-name="gr1" draw:text-style-name="P1" draw:layer="DrawnInSlideshow" svg:width="4.695cm" svg:height="5.195cm" svg:x="9.873cm" svg:y="3.007cm" svg:viewBox="0 0 4696 5196" draw:points="0,2189 44,2189 102,2146 131,2073 146,1810 175,1649 365,1139 554,847 860,482 1196,248 1356,161 1794,0 2071,0 3121,365 3412,496 3675,671 3981,920 4156,1255 4317,1912 4346,2292 4346,2730 4273,2846 4142,2949 4025,2992 3471,3138 3019,3197 2756,3197 2654,3138 2552,3021 2537,2978 2494,2949 2450,2832 2406,2788 2406,3007 2494,3401 2742,4131 2989,4642 3194,4861 3631,5109 3879,5167 4229,5196 4608,5196 4667,5109 4696,5094">
          <text:p/>
        </draw:polyline>
        <presentation:notes draw:style-name="dp2">
          <draw:page-thumbnail draw:style-name="gr2" draw:layer="layout" svg:width="19.798cm" svg:height="11.136cm" svg:x="0.6cm" svg:y="2.257cm" draw:page-number="1" presentation:class="page"/>
          <draw:frame presentation:style-name="pr1" draw:text-style-name="P2" draw:layer="layout" svg:width="16.799cm" svg:height="13.364cm" svg:x="2.1cm" svg:y="14.107cm" presentation:class="notes" presentation:placeholder="true">
            <draw:text-box/>
          </draw:frame>
        </presentation:notes>
      </draw:page>
      <presentation:settings presentation:full-screen="false" presentation:mouse-visible="true" presentation:mouse-as-pen="tru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DrawnInSlideshow"/>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7-23T19:03:51.419229200</meta:creation-date>
    <dc:date>2025-07-28T10:49:01.939785900</dc:date>
    <meta:editing-duration>PT2M25S</meta:editing-duration>
    <meta:editing-cycles>3</meta:editing-cycles>
    <meta:generator>LO_Dev_admin_en/26.2.0.0.alpha0$Windows_X86_64 LibreOffice_project/7f4868348c14b305fcd75744e1e3544d0d3a5d61</meta:generator>
    <dc:creator>Regina Henschel</dc:creator>
    <meta:document-statistic meta:object-count="25"/>
  </office:meta>
</office:document-meta>
</file>